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055b3" officeooo:paragraph-rsid="002055b3"/>
    </style:style>
    <style:style style:name="P2" style:family="paragraph" style:parent-style-name="Text_20_body">
      <style:text-properties officeooo:rsid="0021b214" officeooo:paragraph-rsid="0021b214"/>
    </style:style>
    <style:style style:name="P3" style:family="paragraph" style:parent-style-name="Text_20_body">
      <style:text-properties officeooo:rsid="00227948" officeooo:paragraph-rsid="00227948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23e576" officeooo:paragraph-rsid="0023e576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259c1e" officeooo:paragraph-rsid="00259c1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9e15e" officeooo:paragraph-rsid="0029e15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aaa02" officeooo:paragraph-rsid="002aaa02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aaa02" officeooo:paragraph-rsid="002c23d1"/>
    </style:style>
    <style:style style:name="P9" style:family="paragraph" style:parent-style-name="Text_20_body">
      <style:paragraph-properties fo:margin-top="0cm" fo:margin-bottom="0cm" loext:contextual-spacing="false"/>
      <style:text-properties fo:font-size="12pt" fo:font-weight="normal" officeooo:rsid="002d8fe1" officeooo:paragraph-rsid="002d8fe1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fo:font-weight="normal" officeooo:rsid="00302f71" officeooo:paragraph-rsid="00302f71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fo:font-weight="normal" officeooo:rsid="0033bc68" officeooo:paragraph-rsid="0033bc68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2pt" fo:font-weight="normal" officeooo:rsid="0035e35f" officeooo:paragraph-rsid="0035e35f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tyle="normal" fo:font-weight="normal" officeooo:rsid="00227948" officeooo:paragraph-rsid="00227948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tyle="normal" fo:font-weight="normal" officeooo:rsid="0023e576" officeooo:paragraph-rsid="0023e576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tyle="normal" fo:font-weight="normal" officeooo:rsid="00259c1e" officeooo:paragraph-rsid="00259c1e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fo:font-style="normal" fo:font-weight="normal" officeooo:rsid="0027c6d3" officeooo:paragraph-rsid="0027c6d3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tyle="normal" fo:font-weight="normal" officeooo:rsid="0027c6d3" officeooo:paragraph-rsid="0028de47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fo:font-style="normal" fo:font-weight="normal" officeooo:rsid="0029e15e" officeooo:paragraph-rsid="0029e15e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style="normal" fo:font-weight="normal" officeooo:rsid="002aaa02" officeooo:paragraph-rsid="002aaa02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tyle="normal" fo:font-weight="normal" officeooo:rsid="002bf202" officeooo:paragraph-rsid="002aaa02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/>
      <style:text-properties fo:font-style="normal" fo:font-weight="normal" officeooo:rsid="002bf202" officeooo:paragraph-rsid="002bf202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font-style="normal" fo:font-weight="normal" officeooo:rsid="002c23d1" officeooo:paragraph-rsid="002c23d1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tyle="normal" fo:font-weight="normal" officeooo:rsid="002c8c58" officeooo:paragraph-rsid="002c8c58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fo:font-size="15pt" fo:font-style="normal" fo:font-weight="bold" officeooo:rsid="002cde11" officeooo:paragraph-rsid="002cde11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2cde11" officeooo:paragraph-rsid="002cde1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2d64af" officeooo:paragraph-rsid="002d64a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2d8fe1" officeooo:paragraph-rsid="002d8fe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2f85d8" officeooo:paragraph-rsid="002d8fe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02f71" officeooo:paragraph-rsid="00302f7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1e578" officeooo:paragraph-rsid="0031e57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5e35f" officeooo:paragraph-rsid="0035e35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7acb9" officeooo:paragraph-rsid="0037acb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8e9b8" officeooo:paragraph-rsid="0038e9b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393be2" officeooo:paragraph-rsid="00393be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4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officeooo:rsid="0021b214"/>
    </style:style>
    <style:style style:name="T2" style:family="text">
      <style:text-properties officeooo:rsid="002279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85d8" style:font-style-asian="normal" style:font-style-complex="normal"/>
    </style:style>
    <style:style style:name="T8" style:family="text">
      <style:text-properties fo:font-style="normal" officeooo:rsid="00358638" style:font-style-asian="normal" style:font-style-complex="normal"/>
    </style:style>
    <style:style style:name="T9" style:family="text">
      <style:text-properties fo:font-style="normal" officeooo:rsid="0037acb9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e02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8de4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aa0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bf20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13a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def8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def88" style:font-style-asian="normal" style:font-weight-asian="bold" style:font-style-complex="normal" style:font-weight-complex="bold"/>
    </style:style>
    <style:style style:name="T19" style:family="text">
      <style:text-properties officeooo:rsid="003da6a6"/>
    </style:style>
    <style:style style:name="T20" style:family="text">
      <style:text-properties officeooo:rsid="003de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recs et Perses</text:h>
      <text:p text:style-name="Text_20_body"/>
      <text:p text:style-name="P1">Pas seulement des guerres</text:p>
      <text:p text:style-name="P1"><text:tab/>impérialisme Pers<text:span text:style-name="T1">e</text:span></text:p>
      <text:h text:style-name="Heading_20_8" text:outline-level="8"><text:span text:style-name="T2">I. </text:span>qui sont les Perse ?</text:h>
      <text:p text:style-name="P1"><text:tab/>Géo : haut plateaux iraniens</text:p>
      <text:p text:style-name="P1"><text:tab/><text:tab/>Persépolis = en grec : ville des perses / Capitale Etat théocratique </text:p>
      <text:p text:style-name="P1"><text:tab/>(pouvoir divin solaire : Ahura – Mazda, Le "Grand Roi") ils n'imposent pas leur religion aux vaincus / le garde pour eux</text:p>
      <text:p text:style-name="P1"/>
      <text:p text:style-name="P2"><text:span text:style-name="T2">I.</text:span>A.<text:tab/>Les Achéménides (Achéménès, C. 705-675)</text:p>
      <text:p text:style-name="P2"><text:tab/><text:tab/>Cyrus le Grand (559-530)</text:p>
      <text:p text:style-name="P2"><text:tab/><text:tab/>Cambyse II (530-522)</text:p>
      <text:p text:style-name="P2"><text:tab/><text:tab/>Darius le Grand (522-486)</text:p>
      <text:p text:style-name="P2"><text:tab/><text:tab/>Xerxès (486-465)</text:p>
      <text:p text:style-name="P2"><text:tab/><text:tab/>Artaxerxèe Ier (465-424)</text:p>
      <text:p text:style-name="P2"><text:tab/><text:tab/>Darius II (423-404)</text:p>
      <text:p text:style-name="P1"><text:tab/><text:tab/><text:span text:style-name="T2">[...]&gt;330</text:span></text:p>
      <text:p text:style-name="P1"/>
      <text:p text:style-name="P3">I.A </text:p>
      <text:p text:style-name="P3">Le principe de la tâche d'huile : la <text:span text:style-name="T3">Médie</text:span><text:span text:style-name="T4"> (guerres </text:span><text:span text:style-name="T5">médiques</text:span><text:span text:style-name="T10">, Persian wars....), la Babylonie etc.</text:span></text:p>
      <text:p text:style-name="P13">Textes grecs nos disent que perses ne pensaient qu'à eux (!=)</text:p>
      <text:p text:style-name="P13"><text:tab/>impérialisme perse = très large pas seulement grèce continentale</text:p>
      <text:p text:style-name="P14">expansion Cyrus != colonisation </text:p>
      <text:p text:style-name="P4"><text:span text:style-name="T10"><text:tab/>territoires vaincu : Perse mis dans </text:span><text:span text:style-name="T17">satrapies </text:span><text:span text:style-name="T10">? Position gouverneur </text:span><text:span text:style-name="T16">(</text:span><text:span text:style-name="T18">satrape</text:span><text:span text:style-name="T16">)</text:span><text:span text:style-name="T10">qui dirige par décret </text:span><text:span text:style-name="T12">royale</text:span></text:p>
      <text:p text:style-name="P14"><text:tab/>Centralisation rendu efficace par route communication "rapide"</text:p>
      <text:p text:style-name="P15">Trois capitales</text:p>
      <text:p text:style-name="P15"><text:tab/><text:tab/>Persépolis</text:p>
      <text:p text:style-name="P15"><text:tab/><text:tab/>Suse</text:p>
      <text:p text:style-name="P15"><text:tab/><text:tab/>Hyccranie</text:p>
      <text:p text:style-name="P15"/>
      <text:p text:style-name="P15">I.B.</text:p>
      <text:p text:style-name="P15">L'empire du futurAlexandre ?</text:p>
      <text:p text:style-name="P5"><text:span text:style-name="T10">546 : prise de la Lydie et L'Ionie par Cyrus(Crésus </text:span><text:span text:style-name="T11">vaincu</text:span><text:span text:style-name="T10">). Puis les îles(Samos, Chios...)</text:span></text:p>
      <text:p text:style-name="P15"><text:tab/>Les cités grecques soumises au pouvoir perse. Le tribut</text:p>
      <text:p text:style-name="P15"/>
      <text:p text:style-name="P16">I.C.</text:p>
      <text:p text:style-name="P16">Des Grecs au services du Roi :</text:p>
      <text:p text:style-name="P16"><text:tab/>mercenaires</text:p>
      <text:p text:style-name="P16"><text:tab/>exilés : Hippias, Thémistocle, Démarate</text:p>
      <text:p text:style-name="P17"><text:tab/>des "techniciens" : Ctèsias de Cnide</text:p>
      <text:p text:style-name="P17"/>
      <text:p text:style-name="P18"><text:soft-page-break/>II. Les chocs</text:p>
      <text:p text:style-name="P18"/>
      <text:p text:style-name="P6"><text:span text:style-name="T13">A.</text:span><text:span text:style-name="T10">Révoltes</text:span></text:p>
      <text:p text:style-name="P18"/>
      <text:p text:style-name="P18">Egypte, Bactriane...</text:p>
      <text:p text:style-name="P18">question sources littéraires...</text:p>
      <text:p text:style-name="P18">Les Grecs sont intéressés par ce qi touche la Grèce</text:p>
      <text:p text:style-name="P18"/>
      <text:h text:style-name="P35" text:outline-level="4">La révolte de Ionie <text:span text:style-name="T19">(déclenche guerre médique)</text:span></text:h>
      <text:h text:style-name="P35" text:outline-level="4">(<text:span text:style-name="T19">499</text:span>-494)</text:h>
      <text:p text:style-name="P18">Ionie :</text:p>
      <text:p text:style-name="P18"><text:tab/>Thalès de Milet, Pythagore de Samos, Xénophane de Colophon, Héraclite d'Ephèse...</text:p>
      <text:p text:style-name="P18"><text:tab/>Philosophie et science / dév+</text:p>
      <text:p text:style-name="P6"><text:a xlink:type="simple" xlink:href="https://wikimonde.com/article/Ionie" text:style-name="Internet_20_link" text:visited-style-name="Visited_20_Internet_20_Link"><text:span text:style-name="T10">https://wikimonde.com/article/Ionie</text:span></text:a></text:p>
      <text:p text:style-name="P6"><text:span text:style-name="T10">L'Ionie est la première région de Grèce où la philosophie, l'art (en particulier l'architecture avec l'ordre ionique) et les sciences se sont développés, bénéficiant des richesses intellectuelles du Proche-Orient et de l'</text:span><text:a xlink:type="simple" xlink:href="https://wikimonde.com/article/Égypte" text:style-name="Internet_20_link" text:visited-style-name="Visited_20_Internet_20_Link"><text:span text:style-name="T10">Égypte</text:span></text:a><text:span text:style-name="T10">. Les cités ioniennes ont donné de nombreux grands penseurs </text:span><text:a xlink:type="simple" xlink:href="https://wikimonde.com/article/Présocratiques" text:style-name="Internet_20_link" text:visited-style-name="Visited_20_Internet_20_Link"><text:span text:style-name="T10">présocratiques</text:span></text:a><text:span text:style-name="T10">, des grands artistes et de grands </text:span><text:a xlink:type="simple" xlink:href="https://wikimonde.com/article/Architecte" text:style-name="Internet_20_link" text:visited-style-name="Visited_20_Internet_20_Link"><text:span text:style-name="T10">architectes</text:span></text:a><text:span text:style-name="T10">, comme </text:span><text:a xlink:type="simple" xlink:href="https://wikimonde.com/article/Thalès" text:style-name="Internet_20_link" text:visited-style-name="Visited_20_Internet_20_Link"><text:span text:style-name="T10">Thalès de Milet</text:span></text:a><text:span text:style-name="T10">, </text:span><text:a xlink:type="simple" xlink:href="https://wikimonde.com/article/Anaximandre" text:style-name="Internet_20_link" text:visited-style-name="Visited_20_Internet_20_Link"><text:span text:style-name="T10">Anaximandre</text:span></text:a><text:span text:style-name="T10">, </text:span><text:a xlink:type="simple" xlink:href="https://wikimonde.com/article/Anaximène" text:style-name="Internet_20_link" text:visited-style-name="Visited_20_Internet_20_Link"><text:span text:style-name="T10">Anaximène</text:span></text:a><text:span text:style-name="T10">, </text:span><text:a xlink:type="simple" xlink:href="https://wikimonde.com/article/Leucippe" text:style-name="Internet_20_link" text:visited-style-name="Visited_20_Internet_20_Link"><text:span text:style-name="T10">Leucippe</text:span></text:a><text:span text:style-name="T10">, à </text:span><text:a xlink:type="simple" xlink:href="https://wikimonde.com/article/Priène" text:style-name="Internet_20_link" text:visited-style-name="Visited_20_Internet_20_Link"><text:span text:style-name="T10">Priène</text:span></text:a><text:span text:style-name="T10">, </text:span><text:a xlink:type="simple" xlink:href="https://wikimonde.com/article/Héraclite" text:style-name="Internet_20_link" text:visited-style-name="Visited_20_Internet_20_Link"><text:span text:style-name="T10">Héraclite</text:span></text:a><text:span text:style-name="T10"> à </text:span><text:a xlink:type="simple" xlink:href="https://wikimonde.com/article/Éphèse" text:style-name="Internet_20_link" text:visited-style-name="Visited_20_Internet_20_Link"><text:span text:style-name="T10">Éphèse</text:span></text:a><text:span text:style-name="T10">, </text:span><text:a xlink:type="simple" xlink:href="https://wikimonde.com/article/Anaxagore" text:style-name="Internet_20_link" text:visited-style-name="Visited_20_Internet_20_Link"><text:span text:style-name="T10">Anaxagore</text:span></text:a><text:span text:style-name="T10"> à </text:span><text:a xlink:type="simple" xlink:href="https://wikimonde.com/article/Clazomènes" text:style-name="Internet_20_link" text:visited-style-name="Visited_20_Internet_20_Link"><text:span text:style-name="T10">Clazomènes</text:span></text:a><text:span text:style-name="T10"> et </text:span><text:a xlink:type="simple" xlink:href="https://wikimonde.com/article/Pythagore" text:style-name="Internet_20_link" text:visited-style-name="Visited_20_Internet_20_Link"><text:span text:style-name="T10">Pythagore</text:span></text:a><text:span text:style-name="T10"> dans l'île de </text:span><text:a xlink:type="simple" xlink:href="https://wikimonde.com/article/Samos" text:style-name="Internet_20_link" text:visited-style-name="Visited_20_Internet_20_Link"><text:span text:style-name="T10">Samos</text:span></text:a><text:span text:style-name="T10">. </text:span></text:p>
      <text:p text:style-name="P18"/>
      <text:p text:style-name="P18"><text:tab/>Milet, la "perle de l'Ionie"</text:p>
      <text:p text:style-name="P18"/>
      <text:p text:style-name="P19">II.A. raisons de la révolte</text:p>
      <text:p text:style-name="P19"><text:tab/>po : tyrants (Aristagoras de Milet)</text:p>
      <text:p text:style-name="P7"><text:span text:style-name="T10"><text:tab/><text:tab/></text:span><text:span text:style-name="T14">aide demandée aux Grecs du continent :</text:span></text:p>
      <text:p text:style-name="P20"><text:tab/><text:tab/><text:tab/>-Athènes (20 vaisseaux), Erétrie (5)</text:p>
      <text:p text:style-name="P8"><text:span text:style-name="T14"><text:tab/><text:tab/><text:tab/>-refus de Sparte </text:span><text:span text:style-name="T15">=ne veulent pas s'engager loin terres natales/</text:span></text:p>
      <text:p text:style-name="P22"><text:tab/><text:tab/><text:tab/><text:tab/><text:tab/><text:tab/>peur révoltes internes ilotes</text:p>
      <text:p text:style-name="P21">pas d'idée "panhellénique"</text:p>
      <text:p text:style-name="P21"/>
      <text:p text:style-name="P22">succès initiaux : destruction Sardes et de ses temples</text:p>
      <text:p text:style-name="P22"><text:tab/>Echec révolte</text:p>
      <text:p text:style-name="P22">Reprise en main progressive par les Perses 494 : Ladè</text:p>
      <text:p text:style-name="P22"/>
      <text:p text:style-name="P22"/>
      <text:p text:style-name="P23">II.B.</text:p>
      <text:p text:style-name="P23"><text:tab/>La "première guerre médique"</text:p>
      <text:p text:style-name="P23"><text:tab/>Les succès Perse : la Thrace, les îles de l'Egée; Prise d'Erétrie et déportation des habitants</text:p>
      <text:p text:style-name="P23"/>
      <text:p text:style-name="P24">Marathon <text:span text:style-name="T20">490</text:span></text:p>
      <text:p text:style-name="P24"/>
      <text:p text:style-name="P25">L'histoire, la mémoire, le mythe</text:p>
      <text:p text:style-name="P26">Trophé de marathon</text:p>
      <text:p text:style-name="P27">tumulus sur place pour enterré Athéniens</text:p>
      <text:p text:style-name="P27"/>
      <text:p text:style-name="P27">Monument funéraire de Callimachos (acropole d'Athènes) -le polémarque (inscription sur colonne)</text:p>
      <text:p text:style-name="P9"><text:span text:style-name="T6">Dédicace des Athéniens à Delphes/Olympie </text:span><text:span text:style-name="T7">(butin pris lors de bataille)</text:span></text:p>
      <text:p text:style-name="P28"/>
      <text:p text:style-name="P10"><text:span text:style-name="T7">L</text:span><text:span text:style-name="T6">a victoire des hoplties (pas de cavalerie ni des marins) : succès des réformes de Clisthène.<text:tab/><text:tab/>Miltiade, le stratège</text:span></text:p>
      <text:p text:style-name="P29">victoire d'Athènes seule : fierté des Athéniens</text:p>
      <text:p text:style-name="P30"><text:soft-page-break/>La légende de Philippidès et du marathon</text:p>
      <text:p text:style-name="P11"><text:span text:style-name="T6">gravure guerre indépendance 1822 </text:span><text:span text:style-name="T8">(souvenez vous de marathon)</text:span></text:p>
      <text:p text:style-name="P12"><text:span text:style-name="T8">p</text:span><text:span text:style-name="T6">ièce euros en 2010</text:span></text:p>
      <text:p text:style-name="P31"/>
      <text:p text:style-name="P31">II.C.</text:p>
      <text:p text:style-name="P31"><text:tab/>La "deuxième guerre médique"</text:p>
      <text:p text:style-name="P31"/>
      <text:p text:style-name="P31">+de soldats</text:p>
      <text:p text:style-name="P31">3 années de guere (482-479)</text:p>
      <text:p text:style-name="P31">Xerxès en personne</text:p>
      <text:p text:style-name="P31"/>
      <text:p text:style-name="P31">Resister ou soumettre ?</text:p>
      <text:p text:style-name="P31">La "Ligue hellénique". Hégémonie de Sparte</text:p>
      <text:p text:style-name="P31"/>
      <text:p text:style-name="P12"><text:span text:style-name="T6">*</text:span><text:span text:style-name="T9">Les Thermopyles (480)</text:span></text:p>
      <text:p text:style-name="P32">300?</text:p>
      <text:p text:style-name="P32"/>
      <text:p text:style-name="P32">*Salamine(480)</text:p>
      <text:p text:style-name="P32">victoire navale</text:p>
      <text:p text:style-name="P32">Athènes – Thémistocle</text:p>
      <text:p text:style-name="P32"/>
      <text:p text:style-name="P32">Platées (479) : une victoire panhellénique</text:p>
      <text:p text:style-name="P32"/>
      <text:p text:style-name="P33">III. Un monde nouveau</text:p>
      <text:p text:style-name="P33"/>
      <text:p text:style-name="P33">Sparte cesse son hégémonie à Athènes – qui officialise en 478 la "Ligue de Délos"</text:p>
      <text:p text:style-name="P34">naissance impérialisme Athén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4S</meta:editing-duration>
    <meta:editing-cycles>30</meta:editing-cycles>
    <meta:generator>LibreOffice/5.3.6.1$Windows_x86 LibreOffice_project/686f202eff87ef707079aeb7f485847613344eb7</meta:generator>
    <dc:date>2017-10-25T09:13:03.257000000</dc:date>
    <meta:document-statistic meta:table-count="0" meta:image-count="0" meta:object-count="0" meta:page-count="3" meta:paragraph-count="88" meta:word-count="542" meta:character-count="3603" meta:non-whitespace-character-count="3087"/>
    <meta:user-defined meta:name="Info 1"/>
    <meta:user-defined meta:name="Info 2"/>
    <meta:user-defined meta:name="Info 3"/>
    <meta:user-defined meta:name="Info 4"/>
  </office:meta>
</office:document-meta>
</file>